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2.572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lain Achkar https://github.com/simplytech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 Whirlwind Tour of Ruby in the Browser</text:p>
          </draw:text-box>
        </draw:frame>
        <draw:frame presentation:style-name="pr2" draw:layer="layout" svg:width="25.199cm" svg:height="13.859cm" svg:x="1.6cm" svg:y="5.141cm" presentation:class="outline" presentation:user-transformed="true">
          <draw:text-box>
            <text:list text:style-name="L2">
              <text:list-item>
                <text:p><text:a xlink:href="http://trydecaf.org/">http://trydecaf.org/</text:a></text:p>
              </text:list-item>
              <text:list-item>
                <text:p><text:a xlink:href="http://opalrb.org/">http://opalrb.org/</text:a></text:p>
              </text:list-item>
              <text:list-item>
                <text:p><text:a xlink:href="https://github.com/kripken/emscripten/wiki">https://github.com/kripken/emscripten/wiki</text:a></text:p>
              </text:list-item>
              <text:list-item>
                <text:p><text:a xlink:href="https://github.com/xxuejie/webruby">https://github.com/xxuejie/webruby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ain Achkar</meta:initial-creator>
    <meta:creation-date>2015-05-26T15:16:45</meta:creation-date>
    <meta:editing-duration>PT12M53S</meta:editing-duration>
    <meta:editing-cycles>2</meta:editing-cycles>
    <dc:date>2015-05-26T15:29:21</dc:date>
    <dc:creator>Alain Achkar</dc:creator>
    <meta:document-statistic meta:object-count="25"/>
    <meta:generator>OpenOffice/4.1.1$Unix OpenOffice.org_project/411m6$Build-9775</meta:generator>
  </office:meta>
</office:document-meta>
</file>